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list-style-name="WWNum1">
      <style:paragraph-properties fo:margin-left="0.5in" fo:margin-right="0in" fo:text-indent="-0.25in" style:auto-text-indent="false"/>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Title">
      <style:paragraph-properties fo:break-before="page"/>
    </style:style>
    <style:style style:name="P4" style:family="paragraph" style:parent-style-name="Title" style:master-page-name="Standard">
      <style:paragraph-properties style:page-number="1"/>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bookmark text:name="_595yv4ttdsh0"/>Methodology of development</text:p>
      <text:p text:style-name="Standard">This is the basis for the development of each system, but there may be differences depending on the scenario, the criticality of the system and how the team understands that it can be more performant.</text:p>
      <text:p text:style-name="Heading_20_2"><text:bookmark text:name="_ufqkniwv3e0v"/>Product backlog creation</text:p>
      <text:p text:style-name="Standard">The first step is to create a product backlog, which is a list of all the features and requirements for the software. This backlog is constantly updated and prioritized based on feedback from stakeholders.</text:p>
      <text:p text:style-name="Heading_20_2"><text:bookmark text:name="_l391tdjrdar0"/>Refinement of the project</text:p>
      <text:p text:style-name="Standard">Based on the requirements and goals, the development team can create a high-level plan for the project, including timelines, budgets, and resource allocation.</text:p>
      <text:p text:style-name="Standard"/>
      <text:p text:style-name="Heading_20_2"><text:bookmark text:name="_jay6e9rulck2"/>Sprint planning</text:p>
      <text:p text:style-name="Standard">The team then selects a set of items from the product backlog to work on in a sprint, which is a fixed period of time during which the team focuses on delivering a specific set of features. During the sprint planning meeting, the team agrees on the sprint goal, identifies the tasks required to achieve it, and estimates the effort involved.</text:p>
      <text:p text:style-name="Standard"/>
      <text:p text:style-name="Heading_20_2"><text:bookmark text:name="_jrs0f4eufh2s"/>Sprint execution</text:p>
      <text:p text:style-name="Standard">The team then works on the tasks identified during the sprint planning, with daily stand-up meetings to track progress, identify obstacles, and adjust the plan as necessary.</text:p>
      <text:p text:style-name="Standard"/>
      <text:p text:style-name="Heading_20_2"><text:bookmark text:name="_8k3vjgm1kdsm"/>Sprint review </text:p>
      <text:p text:style-name="Standard">At the end of the sprint, the team presents the completed work to stakeholders and solicits feedback. This feedback is then used to update the product backlog for the next sprint.</text:p>
      <text:p text:style-name="Standard"/>
      <text:p text:style-name="Heading_20_2"><text:bookmark text:name="_r506twkdmej5"/>Sprint retrospective</text:p>
      <text:p text:style-name="Standard">The team also holds a retrospective meeting to review the sprint process and identify areas for improvement in the next sprint.</text:p>
      <text:p text:style-name="Title"><text:bookmark text:name="_29hbul3tq5bw"/><text:line-break/>How the Team should develop</text:p>
      <text:p text:style-name="Standard"/>
      <text:p text:style-name="Heading_20_2"><text:bookmark text:name="_nhem9kqjadg"/>Development</text:p>
      <text:p text:style-name="Standard">With the design in place, the team can begin building the software, following established coding standards, best practices, and testing protocols. This may involve multiple iterations and feedback cycles to ensure that the software meets the requirements and is of high quality.</text:p>
      <text:p text:style-name="Heading_20_3"><text:bookmark text:name="_60ii0cjfdw0p"/>Coding Standards:</text:p>
      <text:p text:style-name="Heading_20_4"><text:bookmark text:name="_1nv33p7vlpts"/>DDD</text:p>
      <text:p text:style-name="Standard">DDD is a software development approach that emphasizes designing software systems based on the business domain, rather than technical details. This involves breaking down complex business problems into smaller, more manageable components, and modeling those components using object-oriented programming concepts such as entities, value objects, and aggregates. DDD can help to improve the overall quality and maintainability of the software, as well as align it more closely with the needs of the business.</text:p>
      <text:p text:style-name="Standard"><text:soft-page-break/>Always think of the simplest solution, don't try to use all DDD features, use the bases.</text:p>
      <text:p text:style-name="Standard">Ref to study: https://semaphoreci.com/blog/domain-driven-design-microservices</text:p>
      <text:p text:style-name="Standard"/>
      <text:p text:style-name="Heading_20_4"><text:bookmark text:name="_z0sc7ig7dgmo"/>Code Review</text:p>
      <text:p text:style-name="Standard">Code review is a process of examining the code written by developers, with the goal of identifying errors, security vulnerabilities, and opportunities for improvement. Code reviews are usually conducted by other developers or technical leads, and may involve a combination of manual inspection and automated tools. Code reviews can help to improve the quality of the code, identify potential issues early on, and promote consistency and best practices across the development team.</text:p>
      <text:p text:style-name="Standard">Your code should be approved by 1 developer</text:p>
      <text:p text:style-name="Heading_20_4"><text:bookmark text:name="_91qs3qbzoagf"/>Unit Testing</text:p>
      <text:p text:style-name="Standard">Unit testing is a practice of testing individual units or components of software to ensure that they function correctly and meet the requirements of the software. Unit tests are typically automated and run as part of the development process, and can help to identify issues early on, improve code quality, and make it easier to maintain and modify the software in the future.</text:p>
      <text:p text:style-name="Standard">Your code must be testable and your PR must always have unit tests and keep the code coverage above 70%</text:p>
      <text:p text:style-name="Standard"/>
      <text:p text:style-name="Heading_20_4"><text:bookmark text:name="_hfjfvl4lrb9h"/>Integration Testings</text:p>
      <text:p text:style-name="Standard">Integration testing is a practice of testing the interaction between different components or modules of a software system to ensure that they work together correctly. Integration tests are typically performed after individual units have been tested, and can help to identify issues that only arise when multiple components are combined. Integration testing can also help to ensure that the software meets its functional and non-functional requirements and can be integrated with other systems or platforms.</text:p>
      <text:p text:style-name="Standard">Your code must be testable and your PR must always have integration tests and keep code coverage above 70%</text:p>
      <text:p text:style-name="Standard"/>
      <text:p text:style-name="Heading_20_2"><text:bookmark text:name="_hrymiw1vfl6x"/>Deployment </text:p>
      <text:p text:style-name="Standard">Once the software is ready, it can be deployed to production or staging environments, following established release management and deployment procedures. </text:p>
      <text:p text:style-name="Standard">After your PR is approved and validated in staging for the Product Team you can run the pipeline to deploy your code.</text:p>
      <text:p text:style-name="Standard"/>
      <text:p text:style-name="Heading_20_2"><text:bookmark text:name="_8m8npjap6cf9"/>Maintenance </text:p>
      <text:p text:style-name="Standard">After the software is deployed, the team should continue to provide maintenance and support, including bug fixing, feature enhancements, and security updates. </text:p>
      <text:p text:style-name="Standard">The team will receive the problems and must prioritize according to the impact of the issues, the prioritization must follow these rules:<text:line-break/>P0: Emergency, user can’t use the platform, must be resolved immediately</text:p>
      <text:p text:style-name="Standard">P1: Small impacts of user experience, but doesn’t stop any user action, should be resolved in a week.</text:p>
      <text:p text:style-name="Standard">P2: Small impact in a specific scenario and is not so visible to users or is not a main function, should be resolved in a month</text:p>
      <text:p text:style-name="Standard"/>
      <text:p text:style-name="Standard"/>
      <text:p text:style-name="Standard"/>
      <text:p text:style-name="Title"><text:bookmark text:name="_iiosugz5syrl"/><text:soft-page-break/><text:line-break/></text:p>
      <text:p text:style-name="P3"><text:bookmark text:name="_1qic3k3p8dtq"/>Our Stack of Technology</text:p>
      <text:p text:style-name="Heading_20_2"><text:bookmark text:name="_s185cpxzsw61"/>Front End</text:p>
      <text:list xml:id="list3889543640" text:style-name="WWNum1">
        <text:list-item>
          <text:p text:style-name="P1">React</text:p>
        </text:list-item>
        <text:list-item>
          <text:p text:style-name="P1">Redux</text:p>
        </text:list-item>
        <text:list-item>
          <text:p text:style-name="P1">Styled Components</text:p>
        </text:list-item>
        <text:list-item>
          <text:p text:style-name="P1">TypeScript</text:p>
        </text:list-item>
        <text:list-item>
          <text:p text:style-name="P1">Jest</text:p>
        </text:list-item>
      </text:list>
      <text:p text:style-name="Standard"/>
      <text:p text:style-name="Heading_20_2"><text:bookmark text:name="_t1roxkaosgac"/>Back End</text:p>
      <text:list xml:id="list53236257937138" text:continue-numbering="true" text:style-name="WWNum1">
        <text:list-item>
          <text:p text:style-name="P1">Node.JS</text:p>
        </text:list-item>
        <text:list-item>
          <text:p text:style-name="P1">Nest.JS</text:p>
        </text:list-item>
        <text:list-item>
          <text:p text:style-name="P1">TypeScript</text:p>
        </text:list-item>
        <text:list-item>
          <text:p text:style-name="P1">Jest</text:p>
        </text:list-item>
        <text:list-item>
          <text:p text:style-name="P1">Docker</text:p>
        </text:list-item>
      </text:list>
      <text:p text:style-name="Standard"/>
      <text:p text:style-name="Heading_20_2"><text:bookmark text:name="_7p9egmx90w4f"/>Database</text:p>
      <text:list xml:id="list53235507756526" text:continue-numbering="true" text:style-name="WWNum1">
        <text:list-item>
          <text:p text:style-name="P1">PostgreSQL</text:p>
        </text:list-item>
        <text:list-item>
          <text:p text:style-name="P1">Redis</text:p>
        </text:list-item>
        <text:list-item>
          <text:p text:style-name="P1">Elastic Search</text:p>
        </text:list-item>
      </text:list>
      <text:p text:style-name="Standard"/>
      <text:p text:style-name="Heading_20_2"><text:bookmark text:name="_caoguhnhyv3m"/>Deployment</text:p>
      <text:list xml:id="list53237000680378" text:continue-numbering="true" text:style-name="WWNum1">
        <text:list-item>
          <text:p text:style-name="P1">Jenkins</text:p>
        </text:list-item>
        <text:list-item>
          <text:p text:style-name="P1">Terraform</text:p>
        </text:list-item>
      </text:list>
      <text:p text:style-name="Standard"/>
      <text:p text:style-name="Heading_20_2"><text:bookmark text:name="_smlqvr1xo06e"/>Logging</text:p>
      <text:list xml:id="list53237398224916" text:continue-numbering="true" text:style-name="WWNum1">
        <text:list-item>
          <text:p text:style-name="P1">Logstash</text:p>
        </text:list-item>
      </text:list>
      <text:p text:style-name="Standard"><text:soft-page-break/></text:p>
      <text:p text:style-name="Heading_20_2"><text:bookmark text:name="_7u61rbqep423"/>Monitoring</text:p>
      <text:list xml:id="list53236280066375" text:continue-numbering="true" text:style-name="WWNum1">
        <text:list-item>
          <text:p text:style-name="P1">Grafana</text:p>
        </text:list-item>
      </text:list>
      <text:p text:style-name="Standard"/>
      <text:p text:style-name="Heading_20_2"><text:bookmark text:name="_v35amfvep6wr"/>Analytics</text:p>
      <text:list xml:id="list53235555685443" text:continue-numbering="true" text:style-name="WWNum1">
        <text:list-item>
          <text:p text:style-name="P1">Kibana</text:p>
        </text:list-item>
        <text:list-item>
          <text:p text:style-name="P1">Metabase</text:p>
        </text:list-item>
      </text:list>
      <text:p text:style-name="Standard"/>
      <text:p text:style-name="Heading_20_2"><text:bookmark text:name="_zec51k7ja9v8"/>Cloud Resources</text:p>
      <text:p text:style-name="Heading_20_3"><text:bookmark text:name="_fwvjrry4e7c0"/>GCP</text:p>
      <text:list xml:id="list2861210118" text:style-name="WWNum2">
        <text:list-item>
          <text:p text:style-name="P2">Pub/Sub</text:p>
        </text:list-item>
        <text:list-item>
          <text:p text:style-name="P2">Cloud Function</text:p>
        </text:list-item>
        <text:list-item>
          <text:p text:style-name="P2">Cloud Run</text:p>
        </text:list-item>
        <text:list-item>
          <text:p text:style-name="P2">GKE</text:p>
        </text:list-item>
        <text:list-item>
          <text:p text:style-name="P2">Cloud Storage</text:p>
        </text:list-item>
        <text:list-item>
          <text:p text:style-name="P2">Cloud CDN</text:p>
        </text:list-item>
        <text:list-item>
          <text:p text:style-name="P2">Firebase Cloud Messag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5" meta:paragraph-count="76" meta:word-count="877" meta:character-count="5435" meta:non-whitespace-character-count="4652"/>
    <meta:generator>LibreOfficeDev/6.0.5.2$Linux_X86_64 LibreOffice_project/</meta:generator>
  </office:meta>
</office:document-meta>
</file>